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Listenabsatz" style:list-style-name="LFO7" style:family="paragraph"/>
    <style:style style:name="P3" style:parent-style-name="Standard" style:family="paragraph">
      <style:text-properties fo:color="#FF0000"/>
    </style:style>
    <style:style style:name="P4" style:parent-style-name="Standard" style:family="paragraph">
      <style:text-properties fo:color="#FF0000"/>
    </style:style>
    <style:style style:name="P5" style:parent-style-name="Standard" style:family="paragraph">
      <style:text-properties fo:color="#FF0000"/>
    </style:style>
    <style:style style:name="P6" style:parent-style-name="KeinLeerraum" style:list-style-name="LFO8" style:family="paragraph">
      <style:text-properties fo:color="#FF0000"/>
    </style:style>
    <style:style style:name="P7" style:parent-style-name="KeinLeerraum" style:list-style-name="LFO8" style:family="paragraph">
      <style:text-properties fo:color="#FF0000"/>
    </style:style>
    <style:style style:name="P8" style:parent-style-name="KeinLeerraum" style:list-style-name="LFO8" style:family="paragraph">
      <style:text-properties fo:color="#FF0000"/>
    </style:style>
    <style:style style:name="P9" style:parent-style-name="KeinLeerraum" style:list-style-name="LFO8" style:family="paragraph">
      <style:text-properties fo:color="#FF0000"/>
    </style:style>
    <style:style style:name="P10" style:parent-style-name="KeinLeerraum" style:list-style-name="LFO8" style:family="paragraph">
      <style:text-properties fo:color="#FF0000"/>
    </style:style>
    <style:style style:name="P11" style:parent-style-name="KeinLeerraum" style:list-style-name="LFO8" style:family="paragraph">
      <style:text-properties fo:color="#FF0000"/>
    </style:style>
    <style:style style:name="P12" style:parent-style-name="KeinLeerraum" style:list-style-name="LFO8" style:family="paragraph">
      <style:text-properties fo:color="#FF0000"/>
    </style:style>
    <style:style style:name="P13" style:parent-style-name="KeinLeerraum" style:list-style-name="LFO8" style:family="paragraph">
      <style:text-properties fo:color="#FF0000"/>
    </style:style>
    <style:style style:name="P14" style:parent-style-name="KeinLeerraum" style:list-style-name="LFO8" style:family="paragraph">
      <style:text-properties fo:color="#FF0000"/>
    </style:style>
    <style:style style:name="P15" style:parent-style-name="KeinLeerraum" style:list-style-name="LFO8" style:family="paragraph">
      <style:text-properties fo:color="#FF0000"/>
    </style:style>
    <style:style style:name="P16" style:parent-style-name="KeinLeerraum" style:list-style-name="LFO8" style:family="paragraph">
      <style:text-properties fo:color="#FF0000"/>
    </style:style>
    <style:style style:name="P17" style:parent-style-name="KeinLeerraum" style:list-style-name="LFO8" style:family="paragraph">
      <style:text-properties fo:color="#FF0000"/>
    </style:style>
    <style:style style:name="P18" style:parent-style-name="KeinLeerraum" style:list-style-name="LFO8" style:family="paragraph">
      <style:text-properties fo:color="#FF0000"/>
    </style:style>
    <style:style style:name="P19" style:parent-style-name="KeinLeerraum" style:family="paragraph">
      <style:text-properties fo:color="#FF0000"/>
    </style:style>
    <style:style style:name="P20" style:parent-style-name="KeinLeerraum" style:family="paragraph">
      <style:text-properties fo:color="#FF0000"/>
    </style:style>
    <style:style style:name="P21" style:parent-style-name="KeinLeerraum" style:family="paragraph">
      <style:text-properties fo:color="#FF0000"/>
    </style:style>
    <style:style style:name="P22" style:parent-style-name="Standard" style:family="paragraph">
      <style:text-properties fo:color="#FF0000"/>
    </style:style>
    <style:style style:name="P23" style:parent-style-name="Standard" style:family="paragraph">
      <style:text-properties fo:color="#FF0000"/>
    </style:style>
    <style:style style:name="P24" style:parent-style-name="Standard" style:family="paragraph">
      <style:text-properties fo:color="#FF0000"/>
    </style:style>
    <style:style style:name="P25" style:parent-style-name="Standard" style:family="paragraph">
      <style:text-properties fo:color="#FF0000"/>
    </style:style>
    <style:style style:name="P26" style:parent-style-name="Standard" style:family="paragraph">
      <style:text-properties fo:color="#FF0000"/>
    </style:style>
    <style:style style:name="P27" style:parent-style-name="Standard" style:family="paragraph">
      <style:text-properties fo:color="#FF0000"/>
    </style:style>
    <style:style style:name="P28" style:parent-style-name="Standard" style:family="paragraph">
      <style:text-properties fo:color="#FF0000"/>
    </style:style>
    <style:style style:name="P29" style:parent-style-name="Überschrift3" style:list-style-name="WW_OutlineListStyle_3" style:family="paragraph">
      <style:text-properties fo:language="en" fo:country="US"/>
    </style:style>
    <style:style style:name="T30" style:parent-style-name="Absatz-Standardschriftart" style:family="text">
      <style:text-properties style:font-name="Consolas" style:font-name-complex="Consolas" fo:color="#000000" fo:font-size="9.5pt" style:font-size-asian="9.5pt" style:font-size-complex="9.5pt"/>
    </style:style>
    <style:style style:name="T31" style:parent-style-name="Absatz-Standardschriftart" style:family="text">
      <style:text-properties style:font-name="Consolas" style:font-name-complex="Consolas" fo:color="#000000" fo:font-size="9.5pt" style:font-size-asian="9.5pt" style:font-size-complex="9.5pt"/>
    </style:style>
    <style:style style:name="P32" style:parent-style-name="Überschrift3" style:list-style-name="WW_OutlineListStyle_3" style:family="paragraph">
      <style:text-properties fo:language="en" fo:country="US"/>
    </style:style>
    <style:style style:name="P33" style:parent-style-name="Überschrift3" style:list-style-name="WW_OutlineListStyle_3" style:family="paragraph">
      <style:text-properties fo:language="en" fo:country="US"/>
    </style:style>
    <style:style style:name="P34" style:parent-style-name="Überschrift3" style:list-style-name="WW_OutlineListStyle_3" style:family="paragraph">
      <style:text-properties fo:language="en" fo:country="US"/>
    </style:style>
    <style:style style:name="P35" style:parent-style-name="Überschrift3" style:list-style-name="WW_OutlineListStyle_3" style:family="paragraph">
      <style:text-properties fo:language="en" fo:country="US"/>
    </style:style>
    <style:style style:name="T36" style:parent-style-name="Absatz-Standardschriftart" style:family="text">
      <style:text-properties style:font-name="Consolas" style:font-name-complex="Consolas" fo:color="#000000" fo:font-size="9.5pt" style:font-size-asian="9.5pt" style:font-size-complex="9.5pt"/>
    </style:style>
    <style:style style:name="T37" style:parent-style-name="Absatz-Standardschriftart" style:family="text">
      <style:text-properties style:font-name="Consolas" style:font-name-complex="Consolas" fo:color="#008080" fo:font-size="9.5pt" style:font-size-asian="9.5pt" style:font-size-complex="9.5pt"/>
    </style:style>
    <style:style style:name="T38" style:parent-style-name="Absatz-Standardschriftart" style:family="text">
      <style:text-properties style:font-name="Consolas" style:font-name-complex="Consolas" fo:color="#000000" fo:font-size="9.5pt" style:font-size-asian="9.5pt" style:font-size-complex="9.5pt"/>
    </style:style>
    <style:style style:name="T39" style:parent-style-name="Absatz-Standardschriftart" style:family="text">
      <style:text-properties style:font-name="Consolas" style:font-name-complex="Consolas" fo:color="#2B91AF" fo:font-size="9.5pt" style:font-size-asian="9.5pt" style:font-size-complex="9.5pt"/>
    </style:style>
    <style:style style:name="T40" style:parent-style-name="Absatz-Standardschriftart" style:family="text">
      <style:text-properties style:font-name="Consolas" style:font-name-complex="Consolas" fo:color="#000000" fo:font-size="9.5pt" style:font-size-asian="9.5pt" style:font-size-complex="9.5pt"/>
    </style:style>
    <style:style style:name="T41" style:parent-style-name="Absatz-Standardschriftart" style:family="text">
      <style:text-properties fo:font-style="italic" style:font-style-asian="italic"/>
    </style:style>
  </office:automatic-styles>
  <office:body>
    <office:text text:use-soft-page-breaks="true">
      <text:p text:style-name="P1">LWAR – Lightweight Augmented Realtiy</text:p>
      <text:p text:style-name="Standard"/>
      <text:h text:style-name="Überschrift1" text:outline-level="1">Warum</text:h>
      <text:p text:style-name="Standard">OpenCV schwer zu installieren, OpenGL lernen usw., viel Code notwendig nur um etwas Computer Vision mit 3d betreiben zu können</text:p>
      <text:list text:style-name="LFO7" text:continue-numbering="true">
        <text:list-item>
          <text:p text:style-name="P2">LWAR macht<text:s/>alles besser</text:p>
        </text:list-item>
      </text:list>
      <text:p text:style-name="Standard"/>
      <text:h text:style-name="Überschrift1" text:outline-level="1">Basics</text:h>
      <text:p text:style-name="Standard"/>
      <text:h text:style-name="Überschrift2" text:outline-level="2">OpenCV</text:h>
      <text:p text:style-name="P3">OpenCV ist eine freie Programmbibliothek mit Algorithmen für die Bildverarbeitung und maschinelles Sehen. Sie ist für die Programmiersprachen C und C++ geschrieben und steht als freie Software unter den Bedingungen der BSD-Lizenz. Das „CV“ im Namen steht für englisch „Computer Vision“. Die Entwicklung der Bibliothek wurde von Intel initiiert und wird heute hauptsächlich von Willow Garage gepflegt.</text:p>
      <text:p text:style-name="P4">Die Bibliothek umfasst unter anderem Algorithmen für Gesichtsdetektion, 3D-Funktionalität, Haar-Klassifikatoren, verschiedene sehr schnelle Filter (z. B. Sobel, Canny, Gauß) und Funktionen für die Kamerakalibrierung.</text:p>
      <text:p text:style-name="P5">OpenCV besteht aus Modulen für verschiedene Anwendungsfelder:</text:p>
      <text:list text:style-name="LFO8" text:continue-numbering="true">
        <text:list-item>
          <text:p text:style-name="P6">2D- und 3D-Merkmale (z. B. Interest-Operator oder Deskriptoren)</text:p>
        </text:list-item>
        <text:list-item>
          <text:p text:style-name="P7">Eigenbewegungsschätzung, siehe Photogrammetrie: Rückwärtsschnitt</text:p>
        </text:list-item>
        <text:list-item>
          <text:p text:style-name="P8">Gesichtserkennung</text:p>
        </text:list-item>
        <text:list-item>
          <text:p text:style-name="P9">Automatische Gesichtserkennung mit OpenCV</text:p>
        </text:list-item>
        <text:list-item>
          <text:p text:style-name="P10">Gestenerkennung</text:p>
        </text:list-item>
        <text:list-item>
          <text:p text:style-name="P11">Mensch-Computer-Interaktion (HCI)</text:p>
        </text:list-item>
        <text:list-item>
          <text:p text:style-name="P12">mobile Roboter</text:p>
        </text:list-item>
        <text:list-item>
          <text:p text:style-name="P13">Objekterkennung</text:p>
        </text:list-item>
        <text:list-item>
          <text:p text:style-name="P14">Segmentierung und Erkennung</text:p>
        </text:list-item>
        <text:list-item>
          <text:p text:style-name="P15">Stereoskopisches<text:s/>Sehen (Stereopsis), ergibt Tiefenbilder</text:p>
        </text:list-item>
        <text:list-item>
          <text:p text:style-name="P16">Structure from motion (SfM), siehe Photogrammetrie</text:p>
        </text:list-item>
        <text:list-item>
          <text:p text:style-name="P17">optisches Tracking, Motion Compensation und Optischer Fluss</text:p>
        </text:list-item>
        <text:list-item>
          <text:p text:style-name="P18">Kalman-Filter zum Tracking</text:p>
        </text:list-item>
      </text:list>
      <text:p text:style-name="P19"/>
      <text:p text:style-name="P20">Farbraum BGR (anstatt übliche RGB) <text:s/>!!!</text:p>
      <text:p text:style-name="P21"/>
      <text:soft-page-break/>
      <text:h text:style-name="Überschrift2" text:outline-level="2">Shader</text:h>
      <text:h text:style-name="Überschrift2" text:outline-level="2">OpenGL</text:h>
      <text:p text:style-name="Standard"/>
      <text:p text:style-name="P22">OpenGL (Open Graphics<text:s/>Library) ist eine plattformunabhängige Grafikbibliothek, die inzwischen zu einem weltweiten Standard für 3D-Grafikprogrammierung und zu einer der meist genutzten 3D APIs geworden ist. Sie wird sehr vielfältig verwendet: In der Industrie, in Forschungszentren, in der Spieleprogrammierung und in der Lehre.</text:p>
      <text:p text:style-name="P23">Die Plattformunabhängige wird dadurch erreicht, dass OpenGL tatsächlich nur die Spezifikation einer Bibliothek ist, für die verschiedenste Implantierungen existieren, teilweise direkt von Graphikkarten unterstutzt. Es gibt OpenGL Bibliotheken in fast allen erdenkbaren Programmiersprachen, z.B. für C, C++, Java, C# und sogar für Google GO.</text:p>
      <text:p text:style-name="P24">OpenGL wurde 1992 von Silicon Graphics entwickelt, wird jedoch seit Juli 2006 von der Khronos Group verwaltet. Die Khronos Group ist eine Vereinigung mehrerer Unternehmen, die sich für die Erstellung und Verwaltung offener Standards im Multimediabereich auf einer Vielzahl von Plattformen und Geraten einsetzt. Die Aktuelle Version von OpenGL ist die Version 4.5 (seit 11. August 2014). Für OpenGL <text:s/>wird keine Lizenz benötigt, da seit 2009 alle Teile von OpenGL als freie Software lizensiert wurde..</text:p>
      <text:p text:style-name="P25">OpenGL <text:s text:c="2"/>ist eine reine Grafikbibliothek und kümmert sich daher nicht um die Verwaltung von Oberflächen, Puffern oder Rendercontexten. Um dies Bewerkstelligen zu können wird eine weitere Bibliothek benötigt, um OpenGL mit dem darunter liegenden Betriebssystem zu verbinden. Die ältestes Lösung dafür ist GLUT (OpenGL Utility Toolkit), diese Lösung wird jedoch seit 1998 nicht mehr weiterentwickelt und ist daher veraltet. Daher wurde das Breakout Projekt mit einer neueren, ebenfalls kostenlosen Bibliothek GLFW realisiert.</text:p>
      <text:p text:style-name="P26">GLFW ist OpenSource, unterstützt mehrere Plattformen, Bildschirme, verschiedene Eingaben wie Tastatur, Controller und wird aktuell weiterentwickelt.</text:p>
      <text:p text:style-name="P27"/>
      <text:p text:style-name="P28"/>
      <text:h text:style-name="Überschrift2" text:outline-level="2">Translation, Rotation (Quaternionen)</text:h>
      <text:h text:style-name="Überschrift2" text:outline-level="2">TRS Matrix</text:h>
      <text:h text:style-name="Überschrift2" text:outline-level="2">Near / Farplane / Kamera</text:h>
      <text:h text:style-name="Überschrift2" text:outline-level="2">World Space / Screen Space</text:h>
      <text:p text:style-name="Standard">Für das Framework sind zwei Koordinatensysteme wichtig. Das Worldspace Koordinatensystem beschreibt die Dreidimensionale Welt. Hierbei handelt es sich (OpenGL bedingt) um ein Rechtshändiges Koordinatensystem (TODO: Bild einfügen). Nach dem die Welt auf den Bildschirm in Pixel gerendert wurde, befindet sich jeder Pixel im Screenspace, also dem Koordinatensystem des Bildschirms.</text:p>
      <text:soft-page-break/>
      <text:h text:style-name="Überschrift1" text:outline-level="1">Framework</text:h>
      <text:h text:style-name="Überschrift2" text:outline-level="2">Klassenübersicht<text:s/></text:h>
      <text:h text:style-name="Überschrift3" text:outline-level="3">Bibliotheken</text:h>
      <text:p text:style-name="Standard">Als Mathe-Bibliothek kommt GLM zum Einsatz. Dieses ist sehr nah an den OpenGL GLSL Shadern und bringt alle für das Framework nötigen Funktionen und Klassen mit sich. Am meisten werden hier glm::vec3 für Vektoren,<text:s/>glm::quat für Quaternionen (Drehungen) und glm::mat3 bzw. glm::mat4 für Matrizen verwendet. GLM liefert auch bereits Funktionen mit, um beispielsweise aus einer Rotation als Vektor ein Quaternion zu erstellen.</text:p>
      <text:h text:style-name="P29" text:outline-level="3">Window</text:h>
      <text:p text:style-name="Standard">Die Klasse Window bildet die<text:s/>Hauptklasse des Frameworks. Sie erstellt ein neues Fenster und verwaltet den MainLoop der Anwendung. In diesem MainLoop werden alle vorhandenen Objekte auf dem Bildschirm gerendert. Um den MainLoop zu starten, muss die Funktion start() aufgerufen werden. Diese Funktion wird erst beendet, wenn das Fenster geschlossen wird.</text:p>
      <text:p text:style-name="Standard">Um auf Fluss Anwendung bestimmen zu können besitzt Window den Callback<text:s/><text:span text:style-name="T30">onUpdate</text:span>, welche vor jedem Render-Vorgang aufgerufen wird. Hier können beispielsweise neue Objekte hinzugefügt, verändert und gelöscht werden. Im Window für jeden Renderdurchgang die Vergangen Zeit zwischen dem Letzten und dem aktuellen Frame berechnet und als deltaTime übergeben. Dies kann dazu verwendet werden, Prozessor- und Lastunabhängige Animationen (z.B. Rotation<text:s/><text:s/>oder Verschiebung eines Würfels) zu implementieren.<text:s/></text:p>
      <text:p text:style-name="Standard"><text:s/>Der Hintergrund des Fensters muss manuell jeden Frame geändert werden, sonst bleibt dieser gleich. Hierzu gibt es die Methode<text:s/><text:span text:style-name="T31">setBackground(),</text:span><text:s/>welche eine Textur (im OpenCV Format cv::Mat) erwartet.</text:p>
      <text:p text:style-name="Standard">Um<text:s/>Tasteneingaben verarbeiten zu können wird die letzte gedrückte Taste als integer Wert vom Window gespeichert und kann via getLastKey() abgefragt werden.<text:s/></text:p>
      <text:p text:style-name="Standard">Um Punkte vom Screen in den Worldspace und anderst herum umzurechnen, bietet Window die Funktionen worldToScreenPoint() und screenToWorldPoint(). Um Den Abstand zweier Punkte (Beispielsweise den Radius eine Kreises) zwischen den Koordinaten-Systeme umzurechnen, bietet Window die Funktionen screenToWorldDistance() und worldToScreenDistance().</text:p>
      <text:h text:style-name="P32" text:outline-level="3">Scene</text:h>
      <text:p text:style-name="Standard">Jedes Fenster enthält genau eine Scene, welche alle Objekte in einer Liste (vector objects) enthält.</text:p>
      <text:h text:style-name="P33" text:outline-level="3">Camera</text:h>
      <text:p text:style-name="Standard">Die Klasse Camera verwaltet je eine Webcam. Es ist eine Kapselung der Klasse cv::VideoCapture mit vereinfachten Methoden zum Einstellen der Auflösung. Zum<text:s/>Verwenden einer Kamera muss diese nach dem Erstellen mit der Funktion init() initialisiert werden. Via des bool isOpened kann abgefragt werden, ob die Kamera erfolgreich geöffnet werden konnte. Die Kamera wird nicht automatisch erstellt und muss zusätzlich<text:s/>zum Window immer beim Start des Programmes vor der start() Funktion erstellt werden.</text:p>
      <text:h text:style-name="P34" text:outline-level="3">Light</text:h>
      <text:p text:style-name="Standard">Jede Szene hat genau ein Licht in Form des structs Light. Hierbei kann die Farbe, Position und Stärke des Lichts der Szene definiert werden.</text:p>
      <text:soft-page-break/>
      <text:h text:style-name="Überschrift3" text:outline-level="3">Object3d</text:h>
      <text:p text:style-name="Standard">Object3d stellt die Basisklasse für alle Objekte in der Szene dar. Der Hintergrund des Fensters beispielsweise ist einfach ein Objekt mit nur zwei Dreiecken (Quad). Beim Erstellen eines Objekted3ds kann entweder ein vorhandenes Primitv (Triangle, Quad, Cube, Sphere, Cylinder) verwendet, ein Modell im Format .obj (z.B. aus Blender) geladen oder ein eigenes definiert werden. Jedes Modell besitzt dabei Vertices (Eckpunkte), UV-Koordinaten für die Verteilung der Vertices auf die Textur und Normale (die nach außen Richtung des Vertices).<text:s/></text:p>
      <text:h text:style-name="P35" text:outline-level="3">Material</text:h>
      <text:p text:style-name="Standard">Die Klasse Material definiert das Aussehen von Objekten. Hierbei kann der ShaderTyp (Bleuchtet (Standard) oder Unlti), der DrawMode (Points, Lines,<text:s/>Triangels<text:s/>oder Quads) sowie die Textur des Objektes eingestellt werden. Jedes Material hat eine Default-Textur (komplett weiß). Texturen selbst sind alle cv::Mat aus OpenCV. Dadurch können ohne weiteres einfach einfarbige Texturen erstellt (z.B.<text:s/><text:span text:style-name="T36">material.texture<text:s/></text:span><text:span text:style-name="T37">=</text:span><text:span text:style-name="T38"><text:s/>cv::</text:span><text:span text:style-name="T39">Scalar</text:span><text:span text:style-name="T40">(112, 25, 25)</text:span>) oder das Bild der Webcam als Textur verwendet werden. Es können auch Dateien mit dem OpenCV-Befehl imread() geladen werden. Jedes Objekt hat genau 1 Material.</text:p>
      <text:h text:style-name="Überschrift3" text:outline-level="3">Transform</text:h>
      <text:p text:style-name="Standard">Das struct Transform legt die Translation, Rotation und Skalierung eines Modelles im 3D-Raum fest. Translation und Skalierung sind als Vektor, Rotation als Quaternionen umgesetzt. Quaternionen haben den Vorteil, dass es kein Gimbal-Lock beim hintereinander ausführen von bestimmten Drehungen geben kann. Jedes Object3d hat genau 1 Transform.</text:p>
      <text:h text:style-name="Überschrift3" text:outline-level="3">Text</text:h>
      <text:p text:style-name="Standard">In das Framework wurde ein simples Text-Rendering mit Hilfe eines Bitmap-Fonts implementiert (alle zu verwendenden Buchstaben sind in einer Textur mit fester Größe gespeichert). Aktuell sind nur Texte im 2D-Screenspace möglich. Es kann der Text, die Größe und Position festgelegt werden. Um Text der Szene hinzuzufügen, wird die Funktion addText() in der Window-Klasse verwendet.</text:p>
      <text:h text:style-name="Überschrift3" text:outline-level="3">Weitere Klassen</text:h>
      <text:p text:style-name="Standard">Es gibt auch noch weitere Klassen, die allerdings nur Intern verwendet werden und von außen nicht beachtet werden müssen. Diese sind die abstrakte Klasse Renderer<text:s/>und die Implantierung davon OpenGLRenderer, welche das eigentliche Rendering des Bildes auf der Grafikkarte übernehmen. Für OpenGL wird hierbei das Window-Framework GLFW3 eingesetzt, welches sich auch um die Benutzereingaben mit der Tastatur kümmert. Das Framework ist so aufgesetzt, dass man auch noch weitere Renderer implementieren kann (z.B. Vulkan) und dies im Window einfach einstellen kann, ohne das weitere Klassen angepasst werden müssen. Die Klasse OpenGLShader enthält den GLSL-Shader Code für OpenGL<text:s/>als String.<text:s/></text:p>
      <text:p text:style-name="Standard"/>
      <text:h text:style-name="Überschrift2" text:outline-level="2">Render Ablauf</text:h>
      <text:p text:style-name="Standard">Die folgenden Abläufe sind in der eigentlichen Anwendung nicht zu sehen, werden aber der Vollständigkeit und dem Verständnis des Frameworks kurz erläutert.</text:p>
      <text:p text:style-name="Standard">Solange die Anwendung läuft, läuft eine Dauerschleife (der Mainloop), welcher bei jedem Durchgang die im Window abgebildete Szene neu rendert. Der OpenGL Renderer verwendet dabei ein doppeltes Puffer-Rendering. D.h. ein Puffer (front buffer) wird auf dem Bildschirm angezeigt, beim anderen wird die Szene in den Puffer gerendert. Nach jedem Durchgang werden die Puffer getauscht, damit die fertige Szene auf dem Bildschirm angezeigt wird. Dieses Verfahren gewährleistet eine flackerfreie, kontinuierliche Bildfrequenz.</text:p>
      <text:soft-page-break/>
      <text:p text:style-name="Standard"><text:s/>Um die Szene im Renderer vorzubereiten, werden vor dem eigentlichen Rendern einige Puffer geleert ( z.B. Tiefenpuffer), dies geschieht in der preDraw() Methode. Das Fenster ruft nun zuerst für evtl. Vorhandene Schrift, dann für jedes Modell der Szene einen Draw-Befehlt des Renderers auf, um das jeweilige Objekt dazustellen. Der Renderer berechnet dafür vor dem Rendern zusätzlich noch die eigentliche Position des Objektes. Für diese Berechnung wird der Transform (Translation, Rotation, Skalierung) des Modells in homogene Koordinaten gebracht (ModelMatrix) und mit der View (Matrix der Kamera, da die Kamera fest ist, in unserem Fall die Einheitsmatrix) - und ProjectionMatrix (setzt sich aus dem Blickwinkel, dem Seitenverhältnis und der near und far plane zusammen) multipliziert (M*V*P), die Position selbst wird dann erst in<text:s/>der Grafikkarte für jedem Vertex festgelegt.</text:p>
      <text:p text:style-name="Standard">Im Abschluss werden dann in der Funktion postDraw() die Puffer getauscht und evtl. Eingabe-Events der Tastatur abgefragt.</text:p>
      <text:h text:style-name="Überschrift2" text:outline-level="2">Projekt einrichten</text:h>
      <text:p text:style-name="Standard"/>
      <text:p text:style-name="Standard">Rechts klick auf den Ordner Projects -&gt; Add New Project</text:p>
      <text:p text:style-name="Standard">View -&gt;<text:s/>Other Windows -&gt; Property Manager</text:p>
      <text:p text:style-name="Standard">Je Nach Projekt (32 oder 64) sowohl für Debug, als auch Release ein bestehendes Property Sheet hinzufügen. Dieses befindet sich im Hauptordner des LwAR Ordners unter dem Ordner Templates. Hier dann das passende (32 oder 64) auswählen. Das Template sollte dann bei den Konfigurationen auftauchen. Zusätzlich zum Template muss noch eine Reference zum eigentlichen Framework (LwAR) hinzugefügt werden. Hierzu muss im Solution Explorer im aktuellen Projekt unter References via Rechtsklick -&gt;<text:s/><text:span text:style-name="T41">Add References<text:s/></text:span>das Projekt LwAR ausgewählt werden.</text:p>
      <text:p text:style-name="Standard">Die Datei main.cpp im Ordner Template enthält ein Grundgerüst für ein Programm, welches in die bestehende (oder eine neue, falls mein ein leeres Projekt erstellt hat) Hauptdatei kopiert werden kann.<text:s/></text:p>
      <text:p text:style-name="Standard">Das Programm sollte nun ohne weitere Änderungen laufen. Da die DLLs nicht installiert wurde, sondern sich nur im Projekt befinden, wurde die Ausgabe .exe Dateien so eingestellt, dass alle im selben Ordner unter Build\x64(x86)\Debug bzw. Release<text:s/>befinden. Hier sind alle notwendigen DLLs enthalten, sodass das Beispielprojekt nun direkt ausgeführt werden kann. Sofern eine Webcam angeschlossen und zur Verfügung steht, sollte sich nun ein neues Fenster mit dem Bild der Kamera öffnen. Das Bild ist an der Y-Achse gespiegelt, damit es wie ein Spiegel wirkt. Das Fenster wird mit dem Drücken der Escape-Taste wieder geschlossen.</text:p>
      <text:h text:style-name="Überschrift2" text:outline-level="2">Beispiel Projekte<text:s/></text:h>
      <text:p text:style-name="Standard">Das Framework enthält vier Beispielprojekte, welche alle mit dem Framework und beigefügten anderen Frameworks und Bibliotheken umgesetzt wurden. Der folgende Abschnitt soll die Funktion dieser kurz erläutern.</text:p>
      <text:h text:style-name="Überschrift3" text:outline-level="3">LwARTest</text:h>
      <text:h text:style-name="Überschrift3" text:outline-level="3">LwARTest_DetectFace</text:h>
      <text:h text:style-name="Überschrift3" text:outline-level="3">LwARTest_DetectRedCircles</text:h>
      <text:h text:style-name="Überschrift3" text:outline-level="3">LwARTest_Marker</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fo:font-weight="bold" style:font-weight-asian="bold" style:font-weight-complex="bold" fo:font-variant="small-caps" fo:color="#000000" fo:font-size="18pt" style:font-size-asian="18pt" style:font-size-complex="18pt" fo:hyphenate="tru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in"/>
      <style:text-properties style:font-name="Calibri Light" fo:font-weight="bold" style:font-weight-asian="bold" style:font-weight-complex="bold" fo:font-variant="small-caps" fo:color="#000000"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libri Light" fo:font-weight="bold" style:font-weight-asian="bold" style:font-weight-complex="bold" fo:color="#000000"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libri Light" fo:color="#323E4F" fo:hyphenate="tru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libri Light" fo:font-style="italic" style:font-style-asian="italic" style:font-style-complex="italic" fo:color="#323E4F" fo:hyphenate="tru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libri Light" fo:font-style="italic" style:font-style-asian="italic" style:font-style-complex="italic" fo:color="#404040" fo:hyphenate="tru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libri Light" fo:color="#404040" fo:font-size="10pt" style:font-size-asian="10pt" style:font-size-complex="10pt" fo:hyphenate="tru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true"/>
    </style:style>
    <style:style style:name="Standard" style:display-name="Standard" style:family="paragraph">
      <style:text-properties fo:hyphenate="true"/>
    </style:style>
    <style:style style:name="Absatz-Standardschriftart" style:display-name="Absatz-Standardschriftar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style:style>
    <style:style style:name="Überschrift2Zchn" style:display-name="Überschrift 2 Zchn" style:family="text" style:parent-style-name="Absatz-Standardschriftar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Überschrift3Zchn" style:display-name="Überschrift 3 Zchn" style:family="text" style:parent-style-name="Absatz-Standardschriftart">
      <style:text-properties style:font-name="Calibri Light" style:font-name-asian="Times New Roman" style:font-name-complex="Times New Roman" fo:font-weight="bold" style:font-weight-asian="bold" style:font-weight-complex="bold" fo:color="#000000"/>
    </style:style>
    <style:style style:name="Überschrift4Zchn" style:display-name="Überschrift 4 Zchn" style:family="text" style:parent-style-name="Absatz-Standardschriftar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Überschrift5Zchn" style:display-name="Überschrift 5 Zchn" style:family="text" style:parent-style-name="Absatz-Standardschriftart">
      <style:text-properties style:font-name="Calibri Light" style:font-name-asian="Times New Roman" style:font-name-complex="Times New Roman" fo:color="#323E4F"/>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color="#323E4F"/>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Light" style:font-name-asian="Times New Roman"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true"/>
    </style:style>
    <style:style style:name="Titel" style:display-name="Titel" style:family="paragraph" style:parent-style-name="Standard" style:next-style-name="Standard">
      <style:paragraph-properties fo:margin-bottom="0in" fo:line-height="100%"/>
      <style:text-properties style:font-name="Calibri Light" fo:color="#000000" fo:font-size="28pt" style:font-size-asian="28pt" style:font-size-complex="28pt" fo:hyphenate="true"/>
    </style:style>
    <style:style style:name="TitelZchn" style:display-name="Titel Zchn" style:family="text" style:parent-style-name="Absatz-Standardschriftart">
      <style:text-properties style:font-name="Calibri Light" style:font-name-asian="Times New Roman" style:font-name-complex="Times New Roman" fo:color="#000000" fo:font-size="28pt" style:font-size-asian="28pt" style:font-size-complex="28pt"/>
    </style:style>
    <style:style style:name="Untertitel" style:display-name="Untertitel" style:family="paragraph" style:parent-style-name="Standard" style:next-style-name="Standard">
      <style:text-properties fo:color="#5A5A5A" fo:letter-spacing="0.0069in" fo:hyphenate="true"/>
    </style:style>
    <style:style style:name="UntertitelZchn" style:display-name="Untertitel Zchn" style:family="text" style:parent-style-name="Absatz-Standardschriftart">
      <style:text-properties fo:color="#5A5A5A" fo:letter-spacing="0.0069in"/>
    </style:style>
    <style:style style:name="Fett" style:display-name="Fett" style:family="text" style:parent-style-name="Absatz-Standardschriftart">
      <style:text-properties fo:font-weight="bold" style:font-weight-asian="bold" style:font-weight-complex="bold" fo:color="#000000"/>
    </style:style>
    <style:style style:name="Hervorhebung" style:display-name="Hervorhebung" style:family="text" style:parent-style-name="Absatz-Standardschriftart">
      <style:text-properties fo:font-style="italic" style:font-style-asian="italic" style:font-style-complex="italic" style:use-window-font-color="true"/>
    </style:style>
    <style:style style:name="KeinLeerraum" style:display-name="Kein Leerraum" style:family="paragraph">
      <style:paragraph-properties fo:margin-bottom="0in" fo:line-height="100%"/>
      <style:text-properties fo:hyphenate="true"/>
    </style:style>
    <style:style style:name="Zitat" style:display-name="Zitat" style:family="paragraph" style:parent-style-name="Standard" style:next-style-name="Standard">
      <style:paragraph-properties fo:margin-top="0.1111in" fo:margin-left="0.5in" fo:margin-right="0.5in">
        <style:tab-stops/>
      </style:paragraph-properties>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IntensivesZitatZchn" style:display-name="Intensives Zitat Zchn" style:family="text" style:parent-style-name="Absatz-Standardschriftart">
      <style:text-properties fo:color="#000000" fo:background-color="#F2F2F2"/>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text-transform="uppercase"/>
    </style:style>
    <style:style style:name="SchwacherVerweis" style:display-name="Schwacher Verweis" style:family="text" style:parent-style-name="Absatz-Standardschriftart">
      <style:text-properties fo:font-variant="small-caps" fo:color="#404040"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normal" style:font-weight-asian="normal" style:font-weight-complex="normal" fo:font-variant="small-caps" fo:letter-spacing="0.0034in"/>
    </style:style>
    <style:style style:name="Inhaltsverzeichnisüberschrift" style:display-name="Inhaltsverzeichnisüberschrift" style:family="paragraph" style:parent-style-name="Überschrift1" style:next-style-name="Standard" style:list-style-name="LFO14" style:default-outline-level="1">
      <style:text-properties fo:hyphenate="tru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style:display-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style:display-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7LVL1" style:family="text">
      <style:text-properties style:font-name="Wingdings"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Pattke</meta:initial-creator>
    <dc:creator>Marco Pattke</dc:creator>
    <meta:creation-date>2017-01-02T11:20:00Z</meta:creation-date>
    <dc:date>2017-01-14T15:53:00Z</dc:date>
    <meta:template xlink:href="Normal.dotm" xlink:type="simple"/>
    <meta:editing-cycles>152</meta:editing-cycles>
    <meta:editing-duration>PT0S</meta:editing-duration>
    <meta:document-statistic meta:page-count="6" meta:paragraph-count="25" meta:word-count="1728" meta:character-count="12593" meta:row-count="90" meta:non-whitespace-character-count="10890"/>
  </office:meta>
</office:document-meta>
</file>